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表1" style:family="table">
      <style:table-properties style:width="13.395cm" fo:margin-left="1.238cm" table:align="left" style:writing-mode="page"/>
    </style:style>
    <style:style style:name="表1.A" style:family="table-column">
      <style:table-column-properties style:column-width="1.794cm"/>
    </style:style>
    <style:style style:name="表1.B" style:family="table-column">
      <style:table-column-properties style:column-width="3.609cm"/>
    </style:style>
    <style:style style:name="表1.C" style:family="table-column">
      <style:table-column-properties style:column-width="3.997cm"/>
    </style:style>
    <style:style style:name="表1.D" style:family="table-column">
      <style:table-column-properties style:column-width="3.995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paragraph-rsid="001c2cf6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paragraph-rsid="0018f0f6" style:font-size-asian="15pt" style:font-weight-asian="bold" style:font-size-complex="15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officeooo:rsid="0018f0f6" officeooo:paragraph-rsid="0018f0f6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8f0f6" officeooo:paragraph-rsid="0018f0f6"/>
    </style:style>
    <style:style style:name="P7" style:family="paragraph" style:parent-style-name="Standard">
      <style:paragraph-properties fo:line-height="150%" fo:text-align="start" style:justify-single-word="false"/>
      <style:text-properties style:text-underline-style="none" officeooo:rsid="0018f0f6" officeooo:paragraph-rsid="0018f0f6"/>
    </style:style>
    <style:style style:name="P8" style:family="paragraph" style:parent-style-name="Standard" style:list-style-name="L5">
      <style:paragraph-properties fo:line-height="150%" fo:text-align="start" style:justify-single-word="false"/>
    </style:style>
    <style:style style:name="P9" style:family="paragraph" style:parent-style-name="Standard" style:list-style-name="L9">
      <style:paragraph-properties fo:margin-top="0.101cm" fo:margin-bottom="0.101cm" loext:contextual-spacing="false" fo:line-height="150%" fo:text-align="start" style:justify-single-word="false"/>
      <style:text-properties style:text-underline-style="solid" style:text-underline-width="auto" style:text-underline-color="font-color" officeooo:rsid="0018f0f6" officeooo:paragraph-rsid="0019f2c9"/>
    </style:style>
    <style:style style:name="P10" style:family="paragraph" style:parent-style-name="Standard" style:list-style-name="L9">
      <style:paragraph-properties fo:margin-top="0.101cm" fo:margin-bottom="0.101cm" loext:contextual-spacing="false" fo:text-align="start" style:justify-single-word="false"/>
      <style:text-properties officeooo:paragraph-rsid="0018f0f6"/>
    </style:style>
    <style:style style:name="P11" style:family="paragraph" style:parent-style-name="Standard" style:list-style-name="L11">
      <style:paragraph-properties fo:margin-top="0.101cm" fo:margin-bottom="0.101cm" loext:contextual-spacing="false" fo:line-height="150%" fo:text-align="start" style:justify-single-word="false"/>
      <style:text-properties fo:font-size="12pt" style:text-underline-style="none" fo:font-weight="normal" officeooo:rsid="001c2cf6" officeooo:paragraph-rsid="001c2cf6" style:font-size-asian="10.5pt" style:font-weight-asian="normal" style:font-size-complex="12pt" style:font-weight-complex="normal"/>
    </style:style>
    <style:style style:name="P12" style:family="paragraph" style:parent-style-name="Standard" style:list-style-name="L11">
      <style:paragraph-properties fo:margin-top="0.101cm" fo:margin-bottom="0.101cm" loext:contextual-spacing="false" fo:line-height="150%" fo:text-align="start" style:justify-single-word="false"/>
      <style:text-properties fo:font-size="12pt" style:text-underline-style="none" fo:font-weight="normal" officeooo:rsid="0018f0f6" officeooo:paragraph-rsid="001c2cf6" style:font-size-asian="10.5pt" style:font-weight-asian="normal" style:font-size-complex="12pt" style:font-weight-complex="normal"/>
    </style:style>
    <style:style style:name="P13" style:family="paragraph" style:parent-style-name="Standard" style:list-style-name="L11">
      <style:paragraph-properties fo:margin-top="0.101cm" fo:margin-bottom="0.101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c2cf6" style:font-size-asian="10.5pt" style:font-weight-asian="normal" style:font-size-complex="12pt" style:font-weight-complex="normal"/>
    </style:style>
    <style:style style:name="P14" style:family="paragraph" style:parent-style-name="Standard" style:list-style-name="L11">
      <style:paragraph-properties fo:margin-top="0.201cm" fo:margin-bottom="0.201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c2cf6" style:font-size-asian="10.5pt" style:font-weight-asian="normal" style:font-size-complex="12pt" style:font-weight-complex="normal"/>
    </style:style>
    <style:style style:name="P15" style:family="paragraph" style:parent-style-name="Standard" style:list-style-name="L11">
      <style:paragraph-properties fo:margin-top="0.201cm" fo:margin-bottom="0.201cm" loext:contextual-spacing="false" fo:line-height="150%" fo:text-align="start" style:justify-single-word="false"/>
      <style:text-properties fo:font-size="12pt" style:text-underline-style="none" fo:font-weight="normal" officeooo:rsid="001c2cf6" officeooo:paragraph-rsid="001c2cf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/>
    </style:style>
    <style:style style:name="P17" style:family="paragraph" style:parent-style-name="Standard" style:list-style-name="L9">
      <style:paragraph-properties fo:margin-top="0cm" fo:margin-bottom="0cm" loext:contextual-spacing="false" fo:line-height="100%" fo:text-align="start" style:justify-single-word="false"/>
      <style:text-properties style:text-underline-style="none" officeooo:rsid="0018f0f6" officeooo:paragraph-rsid="0019f2c9"/>
    </style:style>
    <style:style style:name="P18" style:family="paragraph" style:parent-style-name="Standard" style:list-style-name="L10">
      <style:paragraph-properties fo:margin-top="0cm" fo:margin-bottom="0cm" loext:contextual-spacing="false" fo:line-height="150%" fo:text-align="start" style:justify-single-word="false"/>
      <style:text-properties style:text-underline-style="none" officeooo:rsid="0018f0f6" officeooo:paragraph-rsid="0018f0f6"/>
    </style:style>
    <style:style style:name="P19" style:family="paragraph" style:parent-style-name="Standard" style:list-style-name="L9">
      <style:paragraph-properties fo:margin-top="0cm" fo:margin-bottom="0cm" loext:contextual-spacing="false" fo:line-height="150%" fo:text-align="start" style:justify-single-word="false"/>
      <style:text-properties style:text-underline-style="none" officeooo:rsid="0018f0f6" officeooo:paragraph-rsid="001b6b75"/>
    </style:style>
    <style:style style:name="P20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text-underline-style="none" officeooo:rsid="0018f0f6" officeooo:paragraph-rsid="001b6b75"/>
    </style:style>
    <style:style style:name="P21" style:family="paragraph" style:parent-style-name="Standard" style:list-style-name="L9">
      <style:paragraph-properties fo:margin-top="0cm" fo:margin-bottom="0cm" loext:contextual-spacing="false" fo:line-height="100%" fo:text-align="start" style:justify-single-word="false"/>
      <style:text-properties style:text-underline-style="solid" style:text-underline-width="auto" style:text-underline-color="font-color" officeooo:rsid="0018f0f6" officeooo:paragraph-rsid="0019f2c9"/>
    </style:style>
    <style:style style:name="P22" style:family="paragraph" style:parent-style-name="Standard" style:list-style-name="L10">
      <style:paragraph-properties fo:margin-top="0cm" fo:margin-bottom="0cm" loext:contextual-spacing="false" fo:line-height="150%" fo:text-align="start" style:justify-single-word="false"/>
      <style:text-properties style:text-underline-style="solid" style:text-underline-width="auto" style:text-underline-color="font-color" officeooo:rsid="0018f0f6" officeooo:paragraph-rsid="0018f0f6"/>
    </style:style>
    <style:style style:name="P23" style:family="paragraph" style:parent-style-name="Standard" style:list-style-name="L10">
      <style:paragraph-properties fo:margin-top="0cm" fo:margin-bottom="0cm" loext:contextual-spacing="false" fo:line-height="150%" fo:text-align="start" style:justify-single-word="false"/>
      <style:text-properties style:text-underline-style="solid" style:text-underline-width="auto" style:text-underline-color="font-color" officeooo:rsid="0018f0f6" officeooo:paragraph-rsid="0019f2c9"/>
    </style:style>
    <style:style style:name="P24" style:family="paragraph" style:parent-style-name="Standard" style:list-style-name="L9">
      <style:paragraph-properties fo:margin-top="0cm" fo:margin-bottom="0cm" loext:contextual-spacing="false" fo:line-height="150%" fo:text-align="start" style:justify-single-word="false"/>
      <style:text-properties style:text-underline-style="solid" style:text-underline-width="auto" style:text-underline-color="font-color" officeooo:rsid="0018f0f6" officeooo:paragraph-rsid="0019f2c9"/>
    </style:style>
    <style:style style:name="P25" style:family="paragraph" style:parent-style-name="Standard" style:list-style-name="L12">
      <style:paragraph-properties fo:margin-top="0cm" fo:margin-bottom="0cm" loext:contextual-spacing="false" fo:line-height="150%" fo:text-align="start" style:justify-single-word="false"/>
      <style:text-properties style:text-underline-style="solid" style:text-underline-width="auto" style:text-underline-color="font-color" officeooo:rsid="0018f0f6" officeooo:paragraph-rsid="001da618"/>
    </style:style>
    <style:style style:name="P2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5pt" style:text-underline-style="none" fo:font-weight="bold" officeooo:rsid="0018f0f6" officeooo:paragraph-rsid="001c2cf6" style:font-size-asian="15pt" style:font-weight-asian="bold" style:font-size-complex="15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size="12pt" style:text-underline-style="none" fo:font-weight="bold" officeooo:rsid="0018f0f6" officeooo:paragraph-rsid="001c2cf6" style:font-size-asian="10.5pt" style:font-weight-asian="bold" style:font-size-complex="12pt" style:font-weight-complex="bold"/>
    </style:style>
    <style:style style:name="P28" style:family="paragraph" style:parent-style-name="Standard" style:list-style-name="L12">
      <style:paragraph-properties fo:margin-top="0cm" fo:margin-bottom="0cm" loext:contextual-spacing="false" fo:line-height="150%" fo:text-align="start" style:justify-single-word="false"/>
      <style:text-properties fo:font-size="12pt" style:text-underline-style="none" fo:font-weight="normal" officeooo:rsid="0018f0f6" officeooo:paragraph-rsid="001c2cf6" style:font-size-asian="10.5pt" style:font-weight-asian="normal" style:font-size-complex="12pt" style:font-weight-complex="normal"/>
    </style:style>
    <style:style style:name="P29" style:family="paragraph" style:parent-style-name="Standard" style:list-style-name="L12">
      <style:paragraph-properties fo:margin-top="0cm" fo:margin-bottom="0cm" loext:contextual-spacing="false" fo:line-height="150%" fo:text-align="end" style:justify-single-word="false"/>
      <style:text-properties fo:font-size="12pt" style:text-underline-style="none" fo:font-weight="normal" officeooo:rsid="0018f0f6" officeooo:paragraph-rsid="001da618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2pt" style:text-underline-style="none" fo:font-weight="normal" officeooo:rsid="001c2cf6" officeooo:paragraph-rsid="001c2cf6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2pt" style:text-underline-style="none" fo:font-weight="normal" officeooo:rsid="001c2cf6" officeooo:paragraph-rsid="001da61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c2cf6" style:font-size-asian="10.5pt" style:font-weight-asian="normal" style:font-size-complex="12pt" style:font-weight-complex="normal"/>
    </style:style>
    <style:style style:name="P33" style:family="paragraph" style:parent-style-name="Standard" style:list-style-name="L12">
      <style:paragraph-properties fo:margin-top="0cm" fo:margin-bottom="0cm" loext:contextual-spacing="false" fo:line-height="150%" fo:text-align="start" style:justify-single-word="false"/>
      <style:text-properties fo:font-size="12pt" style:text-underline-style="solid" style:text-underline-width="auto" style:text-underline-color="font-color" fo:font-weight="normal" officeooo:rsid="0018f0f6" officeooo:paragraph-rsid="001da618" style:font-size-asian="10.5pt" style:font-weight-asian="normal" style:font-size-complex="12pt" style:font-weight-complex="normal"/>
    </style:style>
    <style:style style:name="P34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2pt" style:font-size-asian="10.5pt" style:font-size-complex="12pt"/>
    </style:style>
    <style:style style:name="P35" style:family="paragraph">
      <loext:graphic-properties draw:fill-color="#ffffff"/>
    </style:style>
    <style:style style:name="P36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18f0f6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7" style:family="text">
      <style:text-properties officeooo:rsid="001c2cf6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tarSymbol" style:font-charset="x-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02cm" fo:min-width="0.1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01cm" svg:stroke-color="#000000" draw:marker-start-width="0.503cm" draw:marker-end-width="0.503cm" draw:fill-color="#ffffff" draw:textarea-horizontal-align="justify" draw:textarea-vertical-align="middle" draw:auto-grow-height="false" fo:min-height="4.454cm" fo:min-width="14.56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46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計測日時: <text:s text:c="15"/>年 <text:s text:c="6"/>月 <text:s text:c="6"/>日</text:p>
      <text:p text:style-name="P1">被験者ID: <text:s text:c="50"/></text:p>
      <text:p text:style-name="P4">事前アンケート</text:p>
      <text:p text:style-name="P4"><text:span text:style-name="T4"/></text:p>
      <text:p text:style-name="P4"><text:span text:style-name="T4">年齢 <text:s text:c="4"/>才</text:span><text:span text:style-name="T5"> <text:s text:c="16"/></text:span><text:span text:style-name="T4">性別 <text:s/>男・女</text:span></text:p>
      <text:p text:style-name="P3"><text:span text:style-name="T1"/></text:p>
      <text:list xml:id="list3833177546" text:style-name="L5">
        <text:list-item>
          <text:p text:style-name="P8"><text:span text:style-name="T5">過去，現在においての楽器経験の時期，期間，楽器の種類をそれぞれお書きください</text:span></text:p>
        </text:list-item>
      </text:list>
      <text:p text:style-name="P5"><text:span text:style-name="T5"><text:tab/></text:span><text:span text:style-name="T4">時期: <text:s text:c="5"/>才~ <text:s text:c="4"/>才</text:span><text:span text:style-name="T2"> <text:s/></text:span><text:span text:style-name="T4">期間: <text:s text:c="4"/>年 <text:s text:c="4"/>ヵ月程度</text:span><text:span text:style-name="T2"> <text:s/></text:span><text:span text:style-name="T4">種類: <text:s text:c="40"/></text:span></text:p>
      <text:p text:style-name="P5"><text:span text:style-name="T2"><text:tab/></text:span><text:span text:style-name="T4">時期: <text:s text:c="5"/>才~ <text:s text:c="4"/>才</text:span><text:span text:style-name="T2"> <text:s/></text:span><text:span text:style-name="T4">期間: <text:s text:c="4"/>年 <text:s text:c="4"/>ヵ月程度</text:span><text:span text:style-name="T2"> <text:s/></text:span><text:span text:style-name="T4">種類: <text:s text:c="40"/></text:span></text:p>
      <text:p text:style-name="P7"><text:span text:style-name="T5"><text:tab/></text:span><text:span text:style-name="T4">時期: <text:s text:c="5"/>才~ <text:s text:c="4"/>才</text:span><text:span text:style-name="T5"> <text:s/></text:span><text:span text:style-name="T4">期間: <text:s text:c="4"/>年 <text:s text:c="4"/>ヵ月程度</text:span><text:span text:style-name="T5"> <text:s/></text:span><text:span text:style-name="T4">種類: <text:s text:c="40"/></text:span></text:p>
      <text:p text:style-name="P6"><text:span text:style-name="T4"/></text:p>
      <text:list xml:id="list2592413343" text:style-name="L10">
        <text:list-item>
          <text:p text:style-name="P18"><text:span text:style-name="T5">楽器演奏中にテンポが乱れやすい箇所はどういったところですか?</text:span></text:p>
          <text:p text:style-name="P22"><text:span text:style-name="T5"><text:s text:c="71"/></text:span></text:p>
          <text:p text:style-name="P22"><text:span text:style-name="T5"><text:s text:c="71"/></text:span></text:p>
          <text:p text:style-name="P23"><text:span text:style-name="T5"><text:s text:c="71"/></text:span></text:p>
          <text:p text:style-name="P23"><text:span text:style-name="T5"><text:s text:c="71"/></text:span></text:p>
        </text:list-item>
      </text:list>
      <text:p text:style-name="P6"><text:span text:style-name="T4"/></text:p>
      <text:list xml:id="list2859981288" text:style-name="L9">
        <text:list-item>
          <text:p text:style-name="P10"><text:span text:style-name="T3">楽器演奏中，テンポを一定に保とうとする場合，何に気を付けますか？または，コツなどを教えられたことはありますか？</text:span></text:p>
          <text:p text:style-name="P9"><text:span text:style-name="T5">気を付けること： <text:s text:c="54"/></text:span></text:p>
          <text:p text:style-name="P24"><text:span text:style-name="T5"><text:s text:c="71"/></text:span></text:p>
          <text:p text:style-name="P24"><text:span text:style-name="T5">教えられたコツ： <text:s text:c="54"/></text:span></text:p>
          <text:p text:style-name="P21"><text:span text:style-name="T5"><text:s text:c="71"/></text:span></text:p>
          <text:p text:style-name="P21"><text:span text:style-name="T5"/></text:p>
        </text:list-item>
        <text:list-item>
          <text:p text:style-name="P17"><text:span text:style-name="T5">テンポを一定に保つための練習を行ったことはありますか？</text:span></text:p>
          <text:list>
            <text:list-item>
              <text:p text:style-name="P17"><text:span text:style-name="T5">なし</text:span></text:p>
            </text:list-item>
            <text:list-item>
              <text:p text:style-name="P17"><text:span text:style-name="T5">あり</text:span></text:p>
              <text:p text:style-name="P19"><text:span text:style-name="T4">期間: <text:s text:c="4"/>年 <text:s text:c="4"/>ヵ月程度</text:span><text:span text:style-name="T5"> <text:s/></text:span><text:span text:style-name="T6">種類： <text:s text:c="36"/></text:span></text:p>
              <text:p text:style-name="P19"><text:span text:style-name="T4">期間: <text:s text:c="4"/>年 <text:s text:c="4"/>ヵ月程度</text:span><text:span text:style-name="T5"> <text:s/></text:span><text:span text:style-name="T4">種類： <text:s text:c="36"/></text:span></text:p>
              <text:p text:style-name="P19"><text:span text:style-name="T4">期間: <text:s text:c="4"/>年 <text:s text:c="4"/>ヵ月程度</text:span><text:span text:style-name="T5"> <text:s/></text:span><text:span text:style-name="T4">種類： <text:s text:c="36"/></text:span></text:p>
            </text:list-item>
          </text:list>
        </text:list-item>
      </text:list>
      <text:p text:style-name="P20"><draw:custom-shape text:anchor-type="paragraph" draw:z-index="1" draw:name="シェイプ1" draw:style-name="gr2" draw:text-style-name="P35" svg:width="14.562cm" svg:height="4.455cm" svg:x="0.552cm" svg:y="0.859cm"><text:p/><draw:enhanced-geometry svg:viewBox="0 0 21600 21600" draw:type="rectangle" draw:enhanced-path="M 0 0 L 21600 0 21600 21600 0 21600 0 0 Z N"/></draw:custom-shape><draw:custom-shape text:anchor-type="paragraph" draw:z-index="0" draw:name="シェイプ2" draw:style-name="gr1" svg:width="0.186cm" svg:height="0.003cm" svg:x="7.62cm" svg:y="5.133cm"><text:p/><draw:enhanced-geometry svg:viewBox="0 0 21600 21600" draw:type="rectangle" draw:enhanced-path="M 0 0 L 21600 0 21600 21600 0 21600 0 0 Z N"/></draw:custom-shape><draw:frame text:anchor-type="paragraph" draw:z-index="2" draw:name="シェイプ3" draw:style-name="gr3" draw:text-style-name="P36" svg:width="9.177cm" svg:height="1.465cm" svg:x="0.813cm" svg:y="1.12cm"><draw:text-box><text:p>その他(記入していただく必要はありません)</text:p></draw:text-box></draw:frame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"/>
      <text:p text:style-name="P2"><text:soft-page-break/></text:p>
      <text:p text:style-name="P2"><text:s text:c="48"/></text:p>
      <text:p text:style-name="P26">事後アンケート</text:p>
      <text:p text:style-name="P30">(以下は実験終了後にお書きください)</text:p>
      <text:p text:style-name="P27"/>
      <text:list xml:id="list721911264" text:style-name="L11">
        <text:list-item>
          <text:p text:style-name="P11">3つの指示ではどれがテンポを一定に保ちやすかったですか？</text:p>
          <text:list>
            <text:list-header>
              <text:p text:style-name="P11">何も支持しない場合・腕を高く上げた場合・腕を小さく上げた場合</text:p>
            </text:list-header>
          </text:list>
        </text:list-item>
        <text:list-item>
          <text:p text:style-name="P11">その理由はなんですか？</text:p>
          <text:p text:style-name="P14"><text:s text:c="71"/></text:p>
        </text:list-item>
        <text:list-item>
          <text:p text:style-name="P15">3つの指示ではどれがテンポを一定に保ちづらかったですか？</text:p>
          <text:list>
            <text:list-header>
              <text:p text:style-name="P11">何も支持しない場合・腕を高く上げた場合・腕を小さく上げた場合</text:p>
            </text:list-header>
          </text:list>
        </text:list-item>
        <text:list-item>
          <text:p text:style-name="P11">その理由はなんですか？</text:p>
          <text:p text:style-name="P13"><text:s text:c="71"/></text:p>
        </text:list-item>
        <text:list-item>
          <text:p text:style-name="P12">テンポが一定に保てたと思うものには○，保てなかったと思うものには×，よくわからなかったものには△を記入してください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34"/>
          </table:table-cell>
          <table:table-cell table:style-name="表1.A1" office:value-type="string">
            <text:p text:style-name="P31">何も支持しない場合</text:p>
          </table:table-cell>
          <table:table-cell table:style-name="表1.A1" office:value-type="string">
            <text:p text:style-name="P31">腕を高く上げた場合</text:p>
          </table:table-cell>
          <table:table-cell table:style-name="表1.D1" office:value-type="string">
            <text:p text:style-name="P31">腕を小さく上げた場合</text:p>
          </table:table-cell>
        </table:table-row>
        <table:table-row>
          <table:table-cell table:style-name="表1.A2" office:value-type="string">
            <text:p text:style-name="P34">パタン<text:span text:style-name="T7">1</text:span></text:p>
          </table:table-cell>
          <table:table-cell table:style-name="表1.A2" office:value-type="string">
            <text:p text:style-name="P34"/>
          </table:table-cell>
          <table:table-cell table:style-name="表1.A2" office:value-type="string">
            <text:p text:style-name="P16"/>
          </table:table-cell>
          <table:table-cell table:style-name="表1.D2" office:value-type="string">
            <text:p text:style-name="P16"/>
          </table:table-cell>
        </table:table-row>
        <table:table-row>
          <table:table-cell table:style-name="表1.A2" office:value-type="string">
            <text:p text:style-name="P34">パタン<text:span text:style-name="T7">2</text:span></text:p>
          </table:table-cell>
          <table:table-cell table:style-name="表1.A2" office:value-type="string">
            <text:p text:style-name="P34"/>
          </table:table-cell>
          <table:table-cell table:style-name="表1.A2" office:value-type="string">
            <text:p text:style-name="P16"/>
          </table:table-cell>
          <table:table-cell table:style-name="表1.D2" office:value-type="string">
            <text:p text:style-name="P16"/>
          </table:table-cell>
        </table:table-row>
      </table:table>
      <text:p text:style-name="P32"/>
      <text:list xml:id="list1814166041" text:style-name="L12">
        <text:list-item>
          <text:p text:style-name="P28">実験において気になった点，感想などがありましたら記入してください</text:p>
          <text:p text:style-name="P25"><text:span text:style-name="T5"><text:s text:c="71"/></text:span></text:p>
          <text:p text:style-name="P25"><text:span text:style-name="T5"><text:s text:c="71"/></text:span></text:p>
          <text:p text:style-name="P25"><text:span text:style-name="T5"><text:s text:c="71"/></text:span></text:p>
          <text:p text:style-name="P33"><text:s text:c="71"/></text:p>
          <text:p text:style-name="P29">ご協力ありがとうございました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VL ゴシック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VL ゴシック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VL ゴシック" style:font-family-asian="'VL ゴシック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08:45:08.064082706</meta:creation-date>
    <dc:date>2019-07-25T09:36:58.931672788</dc:date>
    <meta:editing-duration>PT15M48S</meta:editing-duration>
    <meta:editing-cycles>2</meta:editing-cycles>
    <meta:generator>LibreOffice/5.3.6.1$Linux_X86_64 LibreOffice_project/30$Build-1</meta:generator>
    <meta:document-statistic meta:table-count="1" meta:image-count="0" meta:object-count="0" meta:page-count="2" meta:paragraph-count="48" meta:word-count="616" meta:character-count="2082" meta:non-whitespace-character-count="618"/>
  </office:meta>
</office:document-meta>
</file>